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7cm" svg:y="4.7cm">
          <draw:text-box>
            <text:p><text:span text:style-name="T1">i</text:span></text:p>
          </draw:text-box>
        </draw:frame>
        <draw:frame draw:style-name="gr3" draw:text-style-name="P2" draw:layer="layout" svg:width="14.034cm" svg:height="7.894cm" svg:x="0.2cm" svg:y="1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2-17T14:51:50.576342757</dc:date>
    <meta:editing-duration>PT3M17S</meta:editing-duration>
    <meta:editing-cycles>19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035cm" svg:height="7.895cm" xlink:href="." xlink:type="simple" chart:class="chart:scatter" chart:style-name="ch1">
        <chart:plot-area chart:style-name="ch2" chart:data-source-has-labels="both" svg:x="0.28cm" svg:y="0.157cm" svg:width="13.475cm" svg:height="7.581cm">
          <chart:coordinate-region svg:x="0.822cm" svg:y="0.357cm" svg:width="12.839cm" svg:height="7.182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44948974278318">
                <text:p>2.44948974278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16227766016838">
                <text:p>3.162277660168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